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In an industrial complex, private passenger cars are a prevalent form of transport, often carrying only one occupant. This leads to various issues such as pollution, traffic congestion, limited parking space, and wasted time. Carpooling presents a solution by reducing individual travel costs, including fuel and tolls, and alleviating the stress of driving. It is a simple yet effective method that can address several urban challenges, from energy consumption and traffic congestion to environmental pollution. Authorities frequently advocate for carpooling, particularly during periods of high pollution and fuel prices.</text:p>
      <text:p text:style-name="Normal"/>
      <text:p text:style-name="Normal">To address these issues, we propose a web-based application that facilitates carpooling by connecting individuals seeking rides along similar routes. The platform will provide real-time information on available vehicles, estimated travel times, and optimal routes for efficient pooling. It will utilize GPS tracking for real-time vehicle monitoring and ensure safety, particularly for women users. By promoting a safe carpooling culture and reducing traffic congestion, carpooling not only saves costs but also offers social and environmental benefits by reducing vehicle emissions and the need for extensive infrastructure development.</text:p>
      <text:p text:style-name="Normal"/>
      <text:p text:style-name="Normal"/>
      <text:p text:style-name="Normal">1.User Registration and Authentication:</text:p>
      <text:p text:style-name="Normal"/>
      <text:p text:style-name="Normal">Users register with the application using their email or social media accounts.</text:p>
      <text:p text:style-name="Normal">Implement authentication using JWT (JSON Web Tokens) for secure access to the application.</text:p>
      <text:p text:style-name="Normal"/>
      <text:p text:style-name="Normal">2.User Profile Creation:</text:p>
      <text:p text:style-name="Normal"/>
      <text:p text:style-name="Normal">Users create a profile including details such as name, contact information, and preferred routes.</text:p>
      <text:p text:style-name="Normal">Allow users to specify their car details if they're offering rides.</text:p>
      <text:p text:style-name="Normal"/>
      <text:p text:style-name="Normal"/>
      <text:p text:style-name="Normal">3.Ride Posting:</text:p>
      <text:p text:style-name="Normal"/>
      <text:p text:style-name="Normal">Users offering rides can create a ride posting specifying the starting point, destination, departure time, and any preferences (e.g., smoking or non-smoking, pet-friendly).</text:p>
      <text:p text:style-name="Normal">Implement a form for users to input these details.</text:p>
      <text:p text:style-name="Normal"/>
      <text:p text:style-name="Normal"/>
      <text:p text:style-name="Normal">4.Ride Search and Booking:</text:p>
      <text:p text:style-name="Normal"/>
      <text:p text:style-name="Normal">Users seeking rides can search for available rides based on their desired route and departure time.</text:p>
      <text:p text:style-name="Normal">Display search results with relevant ride information.</text:p>
      <text:p text:style-name="Normal">Implement a booking system where users can request to join a ride.</text:p>
      <text:p text:style-name="Normal"/>
      <text:p text:style-name="Normal"/>
      <text:p text:style-name="Normal">5.Real-Time GPS Tracking:</text:p>
      <text:p text:style-name="Normal"/>
      <text:p text:style-name="Normal">Integrate GPS tracking to monitor the real-time location of vehicles.</text:p>
      <text:p text:style-name="Normal">Display the location of vehicles on a map interface for users to track their rides.</text:p>
      <text:p text:style-name="Normal"/>
      <text:p text:style-name="Normal"/>
      <text:p text:style-name="Normal">6.Optimal Routing and Allocation:</text:p>
      <text:p text:style-name="Normal"/>
      <text:p text:style-name="Normal">Use routing algorithms to calculate optimal routes for rides based on the starting point, destination, and traffic conditions.</text:p>
      <text:p text:style-name="Normal">Implement an algorithm to allocate users to rides efficiently, considering factors such as proximity and capacity.</text:p>
      <text:p text:style-name="Normal"/>
      <text:p text:style-name="Normal"/>
      <text:p text:style-name="Normal"/>
      <text:p text:style-name="Normal">7.Notifications:</text:p>
      <text:p text:style-name="Normal"/>
      <text:p text:style-name="Normal">Send notifications to users for ride requests, approvals, and updates on ride status.</text:p>
      <text:p text:style-name="Normal">Implement email or push notifications using services like SendGrid or Firebase Cloud Messaging.</text:p>
      <text:p text:style-name="Normal"/>
      <text:p text:style-name="Normal"/>
      <text:p text:style-name="Normal">8.Safety Features:</text:p>
      <text:p text:style-name="Normal"/>
      <text:p text:style-name="Normal">Implement safety features such as user verification, emergency contact information, and reporting mechanisms for inappropriate behavior.</text:p>
      <text:p text:style-name="Normal">Enable users to share their trip details with trusted contacts for added security.</text:p>
      <text:p text:style-name="Normal"/>
      <text:p text:style-name="Normal"/>
      <text:p text:style-name="Normal">9.Rating and Review System:</text:p>
      <text:p text:style-name="Normal"/>
      <text:p text:style-name="Normal">Allow users to rate and review each other after completing a ride.</text:p>
      <text:p text:style-name="Normal">Display ratings and reviews to help users make informed decisions when choosing rides or passengers.</text:p>
      <text:p text:style-name="Normal"/>
      <text:p text:style-name="Normal"/>
      <text:p text:style-name="Normal">10.Admin Dashboard:</text:p>
      <text:p text:style-name="Normal"/>
      <text:p text:style-name="Normal">Create an admin dashboard for managing users, rides, and resolving disputes.</text:p>
      <text:p text:style-name="Normal">Provide analytics and reporting features for monitoring application usage and performance.</text:p>
      <text:p text:style-name="Normal"/>
      <text:p text:style-name="Normal"/>
      <text:p text:style-name="Normal">11.Payment Integration (Optional):</text:p>
      <text:p text:style-name="Normal"/>
      <text:p text:style-name="Normal">Integrate payment processing for users to handle ride payments securely within the application.</text:p>
      <text:p text:style-name="Normal">Utilize third-party payment gateways such as Stripe or PayPal for seamless transac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unak</meta:initial-creator>
    <dc:creator>Raunak</dc:creator>
    <meta:creation-date>2024-02-05T17:39:00Z</meta:creation-date>
    <dc:date>2024-02-05T17:40:00Z</dc:date>
    <meta:template xlink:href="Normal.dotm" xlink:type="simple"/>
    <meta:editing-cycles>1</meta:editing-cycles>
    <meta:editing-duration>PT60S</meta:editing-duration>
    <meta:document-statistic meta:page-count="3" meta:paragraph-count="7" meta:word-count="549" meta:character-count="3677" meta:row-count="26" meta:non-whitespace-character-count="3135"/>
  </office:meta>
</office:document-meta>
</file>